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mk" fo:country="MK" officeooo:rsid="0013ee2d" officeooo:paragraph-rsid="0013ee2d"/>
    </style:style>
    <style:style style:name="P2" style:family="paragraph" style:parent-style-name="Standard">
      <style:text-properties fo:language="mk" fo:country="MK" fo:font-weight="bold" officeooo:rsid="0013ee2d" officeooo:paragraph-rsid="0013ee2d" style:font-weight-asian="bold" style:font-weight-complex="bold"/>
    </style:style>
    <style:style style:name="P3" style:family="paragraph" style:parent-style-name="Standard">
      <loext:graphic-properties draw:fill="solid" draw:fill-color="#1e1f22"/>
      <style:paragraph-properties fo:background-color="#1e1f22" fo:padding="0in" fo:border="none" style:shadow="none"/>
    </style:style>
    <style:style style:name="P4" style:family="paragraph" style:parent-style-name="Standard">
      <style:paragraph-properties fo:margin-top="0in" fo:margin-bottom="0in" style:contextual-spacing="false"/>
    </style:style>
    <style:style style:name="P5" style:family="paragraph" style:parent-style-name="Text_20_body">
      <style:paragraph-properties fo:text-align="start" style:justify-single-word="false" style:writing-mode="lr-tb"/>
    </style:style>
    <style:style style:name="P6" style:family="paragraph" style:parent-style-name="Text_20_body">
      <style:text-properties fo:language="mk" fo:country="MK" officeooo:rsid="0013ee2d" officeooo:paragraph-rsid="0013ee2d"/>
    </style:style>
    <style:style style:name="P7" style:family="paragraph" style:parent-style-name="Text_20_body">
      <style:paragraph-properties fo:margin-top="0in" fo:margin-bottom="0in" style:contextual-spacing="false"/>
    </style:style>
    <style:style style:name="T1" style:family="text">
      <style:text-properties fo:font-weight="bold" style:font-weight-asian="bold" style:font-weight-complex="bold"/>
    </style:style>
    <style:style style:name="T2" style:family="text">
      <style:text-properties fo:color="#7a7e85" loext:opacity="100%" style:font-name="JetBrains Mono" fo:font-size="10pt" fo:font-style="normal" fo:font-weight="normal" style:font-size-asian="10pt" style:font-style-asian="normal" style:font-weight-asian="normal"/>
    </style:style>
    <style:style style:name="T3" style:family="text">
      <style:text-properties fo:color="#bcbec4" loext:opacity="100%" style:font-name="JetBrains Mono" fo:font-size="10pt" fo:font-style="normal" fo:font-weight="normal" style:font-size-asian="10pt" style:font-style-asian="normal" style:font-weight-asian="normal"/>
    </style:style>
    <style:style style:name="T4" style:family="text">
      <style:text-properties fo:color="#6aab73" loext:opacity="100%" style:font-name="JetBrains Mono" fo:font-size="10pt" fo:font-style="normal" fo:font-weight="normal" style:font-size-asian="10pt" style:font-style-asian="normal" style:font-weight-asian="normal"/>
    </style:style>
    <style:style style:name="T5" style:family="text">
      <style:text-properties fo:color="#8888c6" loext:opacity="100%" style:font-name="JetBrains Mono" fo:font-size="10pt" fo:font-style="normal" fo:font-weight="normal" style:font-size-asian="10pt" style:font-style-asian="normal" style:font-weight-asian="normal"/>
    </style:style>
    <style:style style:name="T6" style:family="text">
      <style:text-properties fo:color="#2aacb8" loext:opacity="100%" style:font-name="JetBrains Mono" fo:font-size="10pt" fo:font-style="normal" fo:font-weight="normal" style:font-size-asian="10pt" style:font-style-asian="normal" style:font-weight-asian="normal"/>
    </style:style>
    <style:style style:name="T7" style:family="text">
      <style:text-properties fo:color="#cf8e6d" loext:opacity="100%" style:font-name="JetBrains Mono" fo:font-size="10pt" fo:font-style="normal" fo:font-weight="normal" style:font-size-asian="10pt" style:font-style-asian="normal" style:font-weight-asian="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Прво барање:</text:p>
      <text:p text:style-name="P1"/>
      <text:p text:style-name="P6">Ги променив BOUNCERATE и BOUNCEHEIGHT променливите. Ги зголемив вредностите на двете, бидејќи како што е наведено во самиот код и во презентацијата, брзината на скокањето е побавна кога променливата е поголема.</text:p>
      <text:p text:style-name="P1"><text:span text:style-name="T1">Второ барање:</text:span> </text:p>
      <text:p text:style-name="P1"/>
      <text:p text:style-name="P6">Ја зголемив вредноста во променливата INVULNTIME од 2 на 5, со тоа верверицата е непобедлива 5 секунди наместо 2.</text:p>
      <text:p text:style-name="P5"/>
      <text:p text:style-name="P5"><text:bookmark text:name="yui_3_17_2_1_1701728412528_414"/>Потоа кај пресметката за flashIsOn множењето го намалив од 10 на 2, бидејќи со таа бројка беше одредено дека ќе трепка во секоја десеттина од секундата, сега со 2ката ќе трепка 2 пати во секунда. </text:p>
      <text:p text:style-name="P7">flashIsOn = round(time.time(), 1) * 2 % 2 == 1</text:p>
      <text:p text:style-name="Text_20_body"/>
      <text:p text:style-name="P1"><text:span text:style-name="T1">Трето барање:</text:span> </text:p>
      <text:p text:style-name="P1"/>
      <text:p text:style-name="P6">Додадов променлива CAMERASLACKY сетирана на 60.</text:p>
      <text:p text:style-name="P5"><text:bookmark text:name="yui_3_17_2_1_1701728442436_414"/>Кај делот од кодот каде се пресметува позицијата на камерата, таму каде што во проверките фигурираше playerCentery, старото CAMERASLACK го заменив со новото CAMERASLACKY, додека старото CAMERASLACK го реименував во CAMERASLACKX.</text:p>
      <text:p text:style-name="P3"><text:span text:style-name="T2"># adjust camerax and cameray if beyond the "camera slack"<text:line-break/></text:span><text:span text:style-name="T3">playerCenterx = playerObj[</text:span><text:span text:style-name="T4">'x'</text:span><text:span text:style-name="T3">] + </text:span><text:span text:style-name="T5">int</text:span><text:span text:style-name="T3">(playerObj[</text:span><text:span text:style-name="T4">'size'</text:span><text:span text:style-name="T3">] / </text:span><text:span text:style-name="T6">2</text:span><text:span text:style-name="T3">)<text:line-break/>playerCentery = playerObj[</text:span><text:span text:style-name="T4">'y'</text:span><text:span text:style-name="T3">] + </text:span><text:span text:style-name="T5">int</text:span><text:span text:style-name="T3">(playerObj[</text:span><text:span text:style-name="T4">'size'</text:span><text:span text:style-name="T3">] / </text:span><text:span text:style-name="T6">2</text:span><text:span text:style-name="T3">)<text:line-break/></text:span><text:span text:style-name="T7">if </text:span><text:span text:style-name="T3">(camerax + HALF_WINWIDTH) - playerCenterx &gt; CAMERASLACKX:<text:line-break/> <text:s text:c="3"/>camerax = playerCenterx + CAMERASLACKX - HALF_WINWIDTH<text:line-break/></text:span><text:span text:style-name="T7">elif </text:span><text:span text:style-name="T3">playerCenterx - (camerax + HALF_WINWIDTH) &gt; CAMERASLACKX:<text:line-break/> <text:s text:c="3"/>camerax = playerCenterx - CAMERASLACKX - HALF_WINWIDTH<text:line-break/></text:span><text:span text:style-name="T7">if </text:span><text:span text:style-name="T3">(cameray + HALF_WINHEIGHT) - playerCentery &gt; CAMERASLACKY:<text:line-break/> <text:s text:c="3"/>cameray = playerCentery + CAMERASLACKY - HALF_WINHEIGHT<text:line-break/></text:span><text:span text:style-name="T7">elif </text:span><text:span text:style-name="T3">playerCentery - (cameray + HALF_WINHEIGHT) &gt; CAMERASLACKY:<text:line-break/> <text:s text:c="3"/>cameray = playerCentery - CAMERASLACKY - HALF_WINHEIGHT</text:span><text:span text:style-name="T3"/></text:p>
      <text:p text:style-name="P4"/>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4T23:19:25.235000000</meta:creation-date>
    <dc:date>2023-12-04T23:21:17.276000000</dc:date>
    <meta:editing-duration>PT1M53S</meta:editing-duration>
    <meta:editing-cycles>1</meta:editing-cycles>
    <meta:document-statistic meta:table-count="0" meta:image-count="0" meta:object-count="0" meta:page-count="1" meta:paragraph-count="10" meta:word-count="222" meta:character-count="1545" meta:non-whitespace-character-count="1314"/>
    <meta:generator>LibreOffice/7.5.2.2$Windows_X86_64 LibreOffice_project/53bb9681a964705cf672590721dbc85eb4d0c3a2</meta:generator>
  </office:meta>
</office:document-meta>
</file>